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cd08" officeooo:paragraph-rsid="0000cd08"/>
    </style:style>
    <style:style style:name="P2" style:family="paragraph" style:parent-style-name="Text_20_body">
      <style:text-properties fo:font-weight="bold" officeooo:rsid="0000cd08" officeooo:paragraph-rsid="0000cd08" style:font-weight-asian="bold" style:font-weight-complex="bold"/>
    </style:style>
    <style:style style:name="P3" style:family="paragraph" style:parent-style-name="Text_20_body">
      <style:text-properties officeooo:rsid="00052779" officeooo:paragraph-rsid="000527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RAY DECLARATION AND INITIALIZATION</text:p>
      <text:p text:style-name="P1">In C programming language, we can declare and initialize an array in the following way:</text:p>
      <text:p text:style-name="P1"/>
      <text:p text:style-name="P2">datatype array_name[array_size];</text:p>
      <text:p text:style-name="P1"/>
      <text:p text:style-name="P1">Here, datatype refers to the data type of the elements in the array, such as int, float, char, etc. array_name is the name of the array and array_size is the number of elements in the array.</text:p>
      <text:p text:style-name="P1"/>
      <text:p text:style-name="P1">For example, to declare an integer array with 5 elements, we can use the following code:</text:p>
      <text:p text:style-name="P1"/>
      <text:p text:style-name="P1">int my_array[5];</text:p>
      <text:p text:style-name="P1"/>
      <text:p text:style-name="P1">This declares an integer array named my_array with 5 elements. However, the values of the elements are not initialized yet.</text:p>
      <text:p text:style-name="P1"/>
      <text:p text:style-name="P1">To initialize an array during declaration, we can use the following syntax:</text:p>
      <text:p text:style-name="P1"/>
      <text:p text:style-name="P1">datatype array_name[array_size] = {value1, value2, ..., valueN};</text:p>
      <text:p text:style-name="P1"/>
      <text:p text:style-name="P1">Here, value1, value2, ..., valueN are the initial values for the elements of the array.</text:p>
      <text:p text:style-name="P1"/>
      <text:p text:style-name="P1">For example, to declare and initialize an integer array with the values 1, 2, 3, 4, and 5, we can use the following code</text:p>
      <text:p text:style-name="P1"/>
      <text:p text:style-name="P1">int my_array[5] = {1, 2, 3, 4, 5};</text:p>
      <text:p text:style-name="P1"/>
      <text:p text:style-name="P1">sample program:</text:p>
      <text:p text:style-name="P1">#include&lt;stdio.h&gt;</text:p>
      <text:p text:style-name="P1">int main()</text:p>
      <text:p text:style-name="P1">{</text:p>
      <text:p text:style-name="P1">int arr[5]={1,2,3,4,5};</text:p>
      <text:p text:style-name="P1">for(int i=0; i&lt;=5; i++)</text:p>
      <text:p text:style-name="P1">{</text:p>
      <text:p text:style-name="P1"><text:soft-page-break/>printf(“%d\n”,arr[i]);</text:p>
      <text:p text:style-name="P1">}</text:p>
      <text:p text:style-name="P1">return 0;</text:p>
      <text:p text:style-name="P1">}</text:p>
      <text:p text:style-name="P1"/>
      <text:p text:style-name="P3">ARRAY ELEMENTS IN MEMORY: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12:35:57.809995779</meta:creation-date>
    <dc:date>2023-03-29T12:06:09.334938688</dc:date>
    <meta:editing-duration>PT2H38M5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183" meta:character-count="1100" meta:non-whitespace-character-count="941"/>
  </office:meta>
</office:document-meta>
</file>